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ea09" officeooo:paragraph-rsid="0003ea09"/>
    </style:style>
    <style:style style:name="P2" style:family="paragraph" style:parent-style-name="Standard">
      <style:text-properties officeooo:rsid="0005e595" officeooo:paragraph-rsid="0005e595"/>
    </style:style>
    <style:style style:name="P3" style:family="paragraph" style:parent-style-name="Standard">
      <style:text-properties officeooo:rsid="0005e595" officeooo:paragraph-rsid="0005e595"/>
    </style:style>
    <style:style style:name="P4" style:family="paragraph" style:parent-style-name="Standard">
      <style:text-properties officeooo:rsid="0003ea09" officeooo:paragraph-rsid="00072b27"/>
    </style:style>
    <style:style style:name="P5" style:family="paragraph" style:parent-style-name="Standard">
      <style:text-properties officeooo:rsid="00072b27" officeooo:paragraph-rsid="00072b27"/>
    </style:style>
    <style:style style:name="P6" style:family="paragraph" style:parent-style-name="Standard">
      <style:text-properties officeooo:rsid="0008eaca" officeooo:paragraph-rsid="0008eaca"/>
    </style:style>
    <style:style style:name="P7" style:family="paragraph" style:parent-style-name="Standard">
      <style:text-properties officeooo:rsid="000a1619" officeooo:paragraph-rsid="000a1619"/>
    </style:style>
    <style:style style:name="T1" style:family="text">
      <style:text-properties officeooo:rsid="0005e595"/>
    </style:style>
    <style:style style:name="T2" style:family="text">
      <style:text-properties officeooo:rsid="00072b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rés les vision données par Equinox, Aesha se pose des questions sur une potentielle déscendance. </text:p>
      <text:p text:style-name="P4">En effet, il semblerait qu il ait un fils. Il va devoir enqueter sur sa femme pour retrouver son fils, enrolé par l'église et vouant une haine envers les dwalns, accusés d'etre a l origine de la mort de sa mére. <text:span text:style-name="T1">Ce dernier,</text:span> nommé Wynsan va <text:span text:style-name="T1">ê</text:span>tre choisi <text:span text:style-name="T1">par Deletes</text:span> <text:span text:style-name="T2">( L'écclésiaste suppréme) </text:span>pour endosser le VGM ( <text:span text:style-name="T1">Vegetal Geneticaly Manipulated) .</text:span></text:p>
      <text:p text:style-name="P1"/>
      <text:p text:style-name="P2">Le VGM est un spécimun d'araignée qui cherche un être dans lequel s'implanter. Elle va rentrer a l'interieur de son hote et utiliser ses sentiments et des orientations hormonales pour le pousser a agir selon la volonté de la bête.</text:p>
      <text:p text:style-name="P2">A l'interieur de son hôte, l'araignée va modifier ce dernier pour faire apparaitre de nouveaux membres. 2 grands prolongements terminés par des pointes vont pousser dans son dos et 2 cros vont <text:s/>apapraitre sur les 2 côtes de sa machoire.</text:p>
      <text:p text:style-name="P2">Manque de bol, il va devenir incontrolable et sera enfermé dans une immense salle sous la grande Abbaye "<text:span text:style-name="T2">Saint</text:span> <text:span text:style-name="T2">Valderos" en Orlanie.</text:span></text:p>
      <text:p text:style-name="P2"/>
      <text:p text:style-name="P5">10 Grandes Chaines vont parcourir la salle pour qu'il ne puisse faire aucun mouvement. Néanmoins, il est possible d'appercevoir de grands chaines de petites araignées amenant de la nourriture au VGM et a son hote pour leur survie.</text:p>
      <text:p text:style-name="P5"/>
      <text:p text:style-name="P5">Jusqu au jour ou des aventuriers vont le liberer?</text:p>
      <text:p text:style-name="P5"/>
      <text:p text:style-name="P6">Gameplay : Le VGM va utiliser a la fois la magie mais aussi le corps de son hote pour combattre.</text:p>
      <text:p text:style-name="P6">Magie noire et de buff(va agrandir les araignées de la salle).</text:p>
      <text:p text:style-name="P6"/>
      <text:p text:style-name="P6">Il n'a pas beaucoup de Pv mais contre attaque toujours (-50% des degats normaux) et se regenére en mangeant les araignées (il va tenter de fuir le combat plusieurs fois).</text:p>
      <text:p text:style-name="P6"/>
      <text:p text:style-name="P6">Faiblesse : eau ( degats *2) , raisonnement de Aesha , Focus de Fei</text:p>
      <text:p text:style-name="P6"/>
      <text:p text:style-name="P6">-Si raisonnement de Aesha important, il va s'auto mutilier pour tenter de faire disparaitre le VGM</text:p>
      <text:p text:style-name="P7">(+app d'un ghost (femme de Aesha) qui va lui demmander de s'occuper de lui, cette fois)</text:p>
      <text:p text:style-name="P7"/>
      <text:p text:style-name="P6">-Si raisonnement de Aesha faible: domination sentimentale, il va focus Aesha et Fei.</text:p>
      <text:p text:style-name="P6"/>
      <text:p text:style-name="P7">A la fin, le fils va etre au mieux tétraplégique ( il ne pourra plus utiliser ses membres inférieurs ).</text:p>
      <text:p text:style-name="P6"/>
      <text:p text:style-name="P6"/>
      <text:p text:style-name="P6"/>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31S</meta:editing-duration>
    <meta:editing-cycles>7</meta:editing-cycles>
    <meta:generator>LibreOffice/5.4.1.2$Windows_x86 LibreOffice_project/ea7cb86e6eeb2bf3a5af73a8f7777ac570321527</meta:generator>
    <dc:date>2018-04-01T19:39:22.333000000</dc:date>
    <meta:document-statistic meta:table-count="0" meta:image-count="0" meta:object-count="0" meta:page-count="1" meta:paragraph-count="15" meta:word-count="366" meta:character-count="2089" meta:non-whitespace-character-count="1736"/>
    <meta:user-defined meta:name="Info 1"/>
    <meta:user-defined meta:name="Info 2"/>
    <meta:user-defined meta:name="Info 3"/>
    <meta:user-defined meta:name="Info 4"/>
  </office:meta>
</office:document-meta>
</file>